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Times New Roman1" svg:font-family="'Times New Roman'"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Mistral" svg:font-family="Mistral"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fo:color="#3399ff" fo:font-style="italic" officeooo:rsid="00179b73" officeooo:paragraph-rsid="000efadd" style:font-style-asian="italic" style:font-style-complex="italic"/>
    </style:style>
    <style:style style:name="P2" style:family="paragraph" style:parent-style-name="Header">
      <style:paragraph-properties fo:text-align="end" style:justify-single-word="false"/>
      <style:text-properties fo:color="#3399ff" fo:font-style="italic" officeooo:rsid="000efadd" officeooo:paragraph-rsid="000efadd" style:font-style-asian="italic" style:font-style-complex="italic"/>
    </style:style>
    <style:style style:name="P3" style:family="paragraph" style:parent-style-name="Footer">
      <style:paragraph-properties fo:text-align="center" style:justify-single-word="false"/>
      <style:text-properties fo:font-size="10pt" style:font-size-asian="8.75pt" style:font-size-complex="10pt"/>
    </style:style>
    <style:style style:name="P4" style:family="paragraph" style:parent-style-name="Preformatted_20_Text">
      <style:paragraph-properties fo:line-height="150%" fo:text-align="justify" style:justify-single-word="false"/>
      <style:text-properties fo:color="#0000ff" style:font-name="Times New Roman" fo:font-size="12pt" officeooo:rsid="00179b73" officeooo:paragraph-rsid="000efadd" style:font-size-asian="12pt" style:font-size-complex="12pt"/>
    </style:style>
    <style:style style:name="P5" style:family="paragraph" style:parent-style-name="Preformatted_20_Text">
      <style:paragraph-properties fo:line-height="150%" fo:text-align="justify" style:justify-single-word="false"/>
      <style:text-properties style:font-name="Times New Roman" fo:font-size="12pt" fo:font-weight="bold" officeooo:rsid="00179b73" officeooo:paragraph-rsid="000efadd" style:font-size-asian="12pt" style:font-weight-asian="bold" style:font-size-complex="12pt" style:font-weight-complex="bold"/>
    </style:style>
    <style:style style:name="P6" style:family="paragraph" style:parent-style-name="Preformatted_20_Text">
      <style:paragraph-properties fo:line-height="150%" fo:text-align="justify" style:justify-single-word="false"/>
      <style:text-properties style:font-name="Times New Roman" fo:font-size="12pt" officeooo:rsid="00179b73" officeooo:paragraph-rsid="000efadd" style:font-size-asian="12pt" style:font-size-complex="12pt"/>
    </style:style>
    <style:style style:name="P7" style:family="paragraph" style:parent-style-name="Preformatted_20_Text">
      <style:paragraph-properties fo:line-height="150%" fo:text-align="justify" style:justify-single-word="false"/>
      <style:text-properties style:font-name="Times New Roman" fo:font-size="12pt" officeooo:rsid="00179b73" officeooo:paragraph-rsid="0017f49b" style:font-size-asian="12pt" style:font-size-complex="12pt"/>
    </style:style>
    <style:style style:name="P8" style:family="paragraph" style:parent-style-name="Preformatted_20_Text">
      <style:paragraph-properties fo:line-height="150%" fo:text-align="justify" style:justify-single-word="false"/>
      <style:text-properties style:font-name="Times New Roman" officeooo:rsid="000e1bd7" officeooo:paragraph-rsid="000efadd"/>
    </style:style>
    <style:style style:name="P9" style:family="paragraph" style:parent-style-name="Standard">
      <style:paragraph-properties fo:line-height="150%" fo:text-align="justify" style:justify-single-word="false"/>
      <style:text-properties style:font-name="Times New Roman" officeooo:rsid="000e1bd7" officeooo:paragraph-rsid="000e1bd7"/>
    </style:style>
    <style:style style:name="P10" style:family="paragraph" style:parent-style-name="Standard">
      <style:paragraph-properties fo:line-height="150%" fo:text-align="justify" style:justify-single-word="false"/>
      <style:text-properties style:font-name="Times New Roman" officeooo:rsid="000e1bd7" officeooo:paragraph-rsid="0018a658"/>
    </style:style>
    <style:style style:name="P11" style:family="paragraph" style:parent-style-name="Standard">
      <style:paragraph-properties fo:line-height="150%" fo:text-align="justify" style:justify-single-word="false"/>
      <style:text-properties style:font-name="Times New Roman" officeooo:rsid="000e1bd7" officeooo:paragraph-rsid="001a81e0"/>
    </style:style>
    <style:style style:name="P12" style:family="paragraph" style:parent-style-name="Standard">
      <style:paragraph-properties fo:line-height="150%" fo:text-align="justify" style:justify-single-word="false"/>
      <style:text-properties style:font-name="Times New Roman" fo:font-size="15pt" fo:font-weight="bold" officeooo:rsid="000e1bd7" officeooo:paragraph-rsid="000e1bd7"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Times New Roman" fo:font-weight="bold" officeooo:rsid="000e1bd7" officeooo:paragraph-rsid="000e1bd7" style:font-weight-asian="bold" style:font-weight-complex="bold"/>
    </style:style>
    <style:style style:name="P14" style:family="paragraph" style:parent-style-name="Standard">
      <style:paragraph-properties fo:line-height="150%" fo:text-align="justify" style:justify-single-word="false"/>
      <style:text-properties style:font-name="Mistral" fo:font-size="14pt" officeooo:rsid="000e1bd7" officeooo:paragraph-rsid="000e1bd7" style:font-size-asian="14pt" style:font-size-complex="14pt"/>
    </style:style>
    <style:style style:name="P15" style:family="paragraph" style:parent-style-name="Standard">
      <style:paragraph-properties fo:line-height="150%" fo:text-align="justify" style:justify-single-word="false"/>
      <style:text-properties style:font-name="Mistral" fo:font-size="10.5pt" officeooo:rsid="000e1bd7" officeooo:paragraph-rsid="000e1bd7" style:font-size-asian="10.5pt" style:font-size-complex="10.5pt"/>
    </style:style>
    <style:style style:name="P16" style:family="paragraph" style:parent-style-name="Standard">
      <style:paragraph-properties fo:margin-left="0.4925in" fo:margin-right="0in" fo:line-height="150%" fo:text-align="justify" style:justify-single-word="false" fo:text-indent="0in" style:auto-text-indent="false"/>
      <style:text-properties style:font-name="Times New Roman" officeooo:rsid="000e1bd7" officeooo:paragraph-rsid="000e1bd7"/>
    </style:style>
    <style:style style:name="P17" style:family="paragraph" style:parent-style-name="Standard">
      <style:paragraph-properties fo:line-height="150%" fo:text-align="justify" style:justify-single-word="false" fo:orphans="0" fo:widows="0" style:writing-mode="lr-tb"/>
      <style:text-properties style:font-name="Times New Roman1" fo:font-size="12pt" style:letter-kerning="true" style:font-size-asian="12pt"/>
    </style:style>
    <style:style style:name="P18" style:family="paragraph" style:parent-style-name="Standard">
      <style:paragraph-properties fo:text-align="start" style:justify-single-word="false" style:writing-mode="lr-tb"/>
      <style:text-properties style:font-name="Times New Roman1" fo:font-size="12pt" style:letter-kerning="true" style:font-size-asian="12pt"/>
    </style:style>
    <style:style style:name="P19" style:family="paragraph" style:parent-style-name="Standard">
      <style:paragraph-properties fo:line-height="150%" fo:text-align="justify" style:justify-single-word="false" fo:orphans="0" fo:widows="0" style:writing-mode="lr-tb"/>
      <style:text-properties style:font-name="Calibri" fo:font-size="12pt" style:letter-kerning="true" style:font-size-asian="12pt"/>
    </style:style>
    <style:style style:name="P20" style:family="paragraph" style:parent-style-name="Standard">
      <style:paragraph-properties fo:line-height="150%" fo:text-align="justify" style:justify-single-word="false"/>
      <style:text-properties style:font-name="Times New Roman1" fo:font-size="12pt" officeooo:rsid="000e1bd7" officeooo:paragraph-rsid="000e1bd7" style:letter-kerning="true" style:font-size-asian="12pt"/>
    </style:style>
    <style:style style:name="P21" style:family="paragraph" style:parent-style-name="Standard">
      <style:paragraph-properties fo:line-height="150%" fo:text-align="justify" style:justify-single-word="false"/>
      <style:text-properties style:font-name="Mistral" fo:font-size="10.5pt" officeooo:rsid="000e1bd7" officeooo:paragraph-rsid="001a81e0" style:font-size-asian="10.5pt" style:font-size-complex="10.5pt"/>
    </style:style>
    <style:style style:name="P22" style:family="paragraph" style:parent-style-name="Standard">
      <style:paragraph-properties fo:line-height="150%" fo:text-align="justify" style:justify-single-word="false" fo:orphans="0" fo:widows="0" style:writing-mode="lr-tb"/>
      <style:text-properties style:font-name="Times New Roman1" fo:font-size="12pt" style:letter-kerning="true" style:font-size-asian="12pt"/>
    </style:style>
    <style:style style:name="P23" style:family="paragraph" style:parent-style-name="Standard">
      <style:paragraph-properties fo:margin-left="0.5in" fo:margin-right="0in" fo:line-height="150%" fo:text-align="justify" style:justify-single-word="false" fo:orphans="0" fo:widows="0" fo:text-indent="0in" style:auto-text-indent="false" style:writing-mode="lr-tb"/>
      <style:text-properties style:font-name="Times New Roman1" fo:font-size="12pt" style:letter-kerning="true" style:font-size-asian="12pt"/>
    </style:style>
    <style:style style:name="T1" style:family="text">
      <style:text-properties fo:font-weight="bold" style:font-weight-asian="bold" style:font-weight-complex="bold"/>
    </style:style>
    <style:style style:name="T2" style:family="text">
      <style:text-properties officeooo:rsid="000efadd"/>
    </style:style>
    <style:style style:name="T3" style:family="text">
      <style:text-properties fo:color="#0000ff"/>
    </style:style>
    <style:style style:name="T4" style:family="text">
      <style:text-properties fo:color="#0000ff" officeooo:rsid="000e1bd7"/>
    </style:style>
    <style:style style:name="T5" style:family="text">
      <style:text-properties fo:color="#0000ff" officeooo:rsid="000efadd"/>
    </style:style>
    <style:style style:name="T6" style:family="text">
      <style:text-properties fo:color="#0000ff" fo:font-weight="normal" style:font-weight-asian="normal" style:font-weight-complex="normal"/>
    </style:style>
    <style:style style:name="T7" style:family="text">
      <style:text-properties fo:color="#0000ff" fo:font-weight="normal" officeooo:rsid="0017f49b" style:font-weight-asian="normal" style:font-weight-complex="normal"/>
    </style:style>
    <style:style style:name="T8" style:family="text">
      <style:text-properties fo:color="#0000ff" fo:font-weight="normal" officeooo:rsid="0018a658" style:font-weight-asian="normal" style:font-weight-complex="normal"/>
    </style:style>
    <style:style style:name="T9" style:family="text">
      <style:text-properties officeooo:rsid="000fb004"/>
    </style:style>
    <style:style style:name="T10" style:family="text">
      <style:text-properties fo:color="#800000" style:font-name="Times New Roman1" fo:font-size="12pt" fo:font-style="italic" style:letter-kerning="true" style:font-size-asian="12pt" style:font-style-asian="italic"/>
    </style:style>
    <style:style style:name="T11" style:family="text">
      <style:text-properties style:font-name="Times New Roman1" fo:font-size="12pt" style:letter-kerning="true" style:font-size-asian="12pt"/>
    </style:style>
    <style:style style:name="T12" style:family="text">
      <style:text-properties style:font-name="Times New Roman1" fo:font-size="12pt" officeooo:rsid="001a6ec7" style:letter-kerning="true" style:font-size-asian="12pt"/>
    </style:style>
    <style:style style:name="T13" style:family="text">
      <style:text-properties style:font-name="Times New Roman1" fo:font-size="12pt" officeooo:rsid="001ba8ed" style:letter-kerning="true" style:font-size-asian="12pt"/>
    </style:style>
    <style:style style:name="T14" style:family="text">
      <style:text-properties style:font-name="Times New Roman1" fo:font-size="12pt" fo:font-style="italic" fo:font-weight="bold" style:letter-kerning="true" style:font-size-asian="12pt" style:font-style-asian="italic" style:font-weight-asian="bold"/>
    </style:style>
    <style:style style:name="T15" style:family="text">
      <style:text-properties style:font-name="Times New Roman1" fo:font-size="12pt" fo:font-style="italic" style:letter-kerning="true" style:font-size-asian="12pt" style:font-style-asian="italic"/>
    </style:style>
    <style:style style:name="T16" style:family="text">
      <style:text-properties style:font-name="Times New Roman1" fo:font-size="12pt" fo:font-style="normal" fo:font-weight="normal" style:letter-kerning="true" style:font-size-asian="12pt" style:font-style-asian="normal" style:font-weight-asian="normal"/>
    </style:style>
    <style:style style:name="T17" style:family="text">
      <style:text-properties style:font-name="Times New Roman1" fo:font-size="12pt" fo:font-style="normal" style:letter-kerning="true" style:font-size-asian="12pt" style:font-style-asian="normal"/>
    </style:style>
    <style:style style:name="T18" style:family="text">
      <style:text-properties fo:color="#000000" style:font-name="Times New Roman1" fo:font-size="12pt" fo:font-style="normal" style:letter-kerning="true" style:font-size-asian="12pt" style:font-style-asian="normal"/>
    </style:style>
    <style:style style:name="T19" style:family="text">
      <style:text-properties officeooo:rsid="001ba8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 Licenses</text:p>
      <text:p text:style-name="P20">This repository is a collection of my private KiCad libraries, and-or <text:span text:style-name="T19">a </text:span>modification <text:span text:style-name="T19">from</text:span> the official Kicad Library, and-or from other open source <text:span text:style-name="T19">libraries</text:span> which <text:span text:style-name="T19">based on </text:span>the GNU/PL. </text:p>
      <text:p text:style-name="P17"/>
      <text:p text:style-name="P17">A number of libraries in the repository have been pushed to the official Kicad github repository, though not always been assessed and accepted by official KiCad librarians.</text:p>
      <text:p text:style-name="P17"/>
      <text:p text:style-name="P17">You can freely use or modify as long as following with the GNU/PL's <text:s/>procedures, protocols and clauses. <text:s/>Although not a necessity, it is most appreciated if you mention the sources.</text:p>
      <text:p text:style-name="P19"/>
      <text:p text:style-name="P9"/>
      <text:p text:style-name="P9"/>
      <text:p text:style-name="P12">B. The Libraries</text:p>
      <text:p text:style-name="P9"><text:span text:style-name="T12">The </text:span><text:span text:style-name="T11">KiCad libraries I </text:span><text:span text:style-name="T13">put on</text:span><text:span text:style-name="T11"> this repository are :</text:span></text:p>
      <text:p text:style-name="P23">1. E-ESchema Component (*.LIB and *.DCM)</text:p>
      <text:p text:style-name="P23">2. Component Footprint (*.KICAD_MOD)</text:p>
      <text:p text:style-name="P23">3. Component 3dmodels VRML ( *.WRL )</text:p>
      <text:p text:style-name="P23">4. Component 3dmodels ( *.WINGS )</text:p>
      <text:p text:style-name="P23">5. Related Documents in PDF format or Bitmap (jpg, png, bmp ).</text:p>
      <text:p text:style-name="P18"/>
      <text:p text:style-name="P9"/>
      <text:p text:style-name="P9"/>
      <text:p text:style-name="P9"/>
      <text:p text:style-name="P12">C. Library Folder Hierarchy</text:p>
      <text:p text:style-name="P10"><text:span text:style-name="T11">The folder structure of this repository is exactly the same as the arrangement official KiCad folder. However, you may set it in accordance with your own folder structure. What needs to do is, fitting <text:s/>properly the </text:span><text:span text:style-name="T15">3dmodels path</text:span><text:span text:style-name="T17"> of a footprint file <text:s/>by text editing the *. KICAD_MOD or by editing the footprint with </text:span><text:span text:style-name="T10">KiCad PCB Footprint Editor</text:span><text:span text:style-name="T18">.</text:span></text:p>
      <text:p text:style-name="P5"><text:soft-page-break/>jbd-kicadlib</text:p>
      <text:p text:style-name="P6"><text:tab/><text:span text:style-name="T1">library</text:span></text:p>
      <text:p text:style-name="P4"><text:tab/><text:tab/>abc.lib</text:p>
      <text:p text:style-name="P4"><text:tab/><text:tab/>abc.dcm</text:p>
      <text:p text:style-name="P6"/>
      <text:p text:style-name="P7"><text:tab/><text:tab/><text:span text:style-name="T1">libraries_doc<text:tab/><text:tab/><text:tab/></text:span><text:span text:style-name="T6">// </text:span><text:span text:style-name="T7">this folder </text:span><text:span text:style-name="T8">does</text:span><text:span text:style-name="T7">n</text:span><text:span text:style-name="T8">'</text:span><text:span text:style-name="T7">t exist in </text:span><text:span text:style-name="T8">the </text:span><text:span text:style-name="T7">official KiCad library</text:span></text:p>
      <text:p text:style-name="P6"><text:tab/><text:tab/><text:tab/><text:span text:style-name="T3">abc.jpg<text:tab/><text:tab/><text:tab/>// </text:span><text:span text:style-name="T5">simplified </text:span><text:span text:style-name="T4">component </text:span><text:span text:style-name="T5">specs </text:span><text:span text:style-name="T4">and-or </text:span><text:span text:style-name="T5">its 2d </text:span><text:span text:style-name="T4">image</text:span></text:p>
      <text:p text:style-name="P4"><text:tab/><text:tab/><text:tab/>abc.pdf<text:tab/><text:tab/><text:tab/>// <text:span text:style-name="T2">detail technical specs, whenever available</text:span></text:p>
      <text:p text:style-name="P6"><text:tab/><text:span text:style-name="T1">modules</text:span></text:p>
      <text:p text:style-name="P6"><text:span text:style-name="T3"><text:tab/><text:tab/></text:span><text:span text:style-name="T1">xxx.pretty</text:span></text:p>
      <text:p text:style-name="P6"><text:tab/><text:tab/><text:span text:style-name="T3"><text:tab/>yyy.KICADMOD<text:tab/>// footprint files</text:span></text:p>
      <text:p text:style-name="P6"/>
      <text:p text:style-name="P6"><text:tab/><text:tab/><text:span text:style-name="T1">packages3d</text:span></text:p>
      <text:p text:style-name="P5"><text:tab/><text:tab/><text:tab/>xxx.3dshapes</text:p>
      <text:p text:style-name="P6"><text:tab/><text:tab/><text:tab/><text:tab/><text:span text:style-name="T3">yyy.WRL<text:tab/>// 3d model files</text:span></text:p>
      <text:p text:style-name="P4"><text:tab/><text:tab/><text:tab/><text:tab/>yyy.WINGS<text:tab/>// 3d model files</text:p>
      <text:p text:style-name="P6"/>
      <text:p text:style-name="P6"><text:tab/><text:tab/><text:tab/><text:span text:style-name="T1">footprints_doc</text:span></text:p>
      <text:p text:style-name="P6"><text:tab/><text:tab/><text:tab/><text:tab/><text:span text:style-name="T3">yyy.jpg<text:tab/><text:tab/>// </text:span><text:span text:style-name="T5">simple </text:span><text:span text:style-name="T4"><text:s/>footprint dimensions and </text:span><text:span text:style-name="T5">its 3d </text:span><text:span text:style-name="T4">shape</text:span></text:p>
      <text:p text:style-name="P4"><text:tab/><text:tab/><text:tab/><text:tab/>yyy.pdf<text:tab/>// <text:span text:style-name="T2">detail technical specs, whenever available</text:span></text:p>
      <text:p text:style-name="P6"><text:tab/></text:p>
      <text:p text:style-name="P8"/>
      <text:p text:style-name="P9"/>
      <text:p text:style-name="P12">D. Corrections and Suggestions</text:p>
      <text:p text:style-name="P10"><text:span text:style-name="T11">I do realize that the library style in this repository does not always fit with the your 'taste' or 'style'. You can always able to edit or modify it by editing the library files. And of course, there are possibly some unintentionally errors, improper, inappropriate, lacking of <text:s/>precision, typo error, etc. I did make. <text:s/>So, please let me know and let me have your correction, criticism, <text:s/>suggestions, advices or proposals. And </text:span><text:soft-page-break/><text:span text:style-name="T11">if there is any demand for a specific library that does not exist yet in this repository, please let me know. If it is available in my libraries I will gladly put it in this repository. If not ready in my libraries, especially for </text:span><text:span text:style-name="T14">3dmodels</text:span><text:span text:style-name="T16"> and </text:span><text:span text:style-name="T14">footprint</text:span><text:span text:style-name="T16">, then happily I will make it as long as you send me the detail component's document. As soon as my time is available, I will push it in this repository for you.</text:span></text:p>
      <text:p text:style-name="P9"/>
      <text:p text:style-name="P9"/>
      <text:p text:style-name="P13">E. Communication / Contact</text:p>
      <text:p text:style-name="P9"><text:span text:style-name="T11">Communication can be done by writing an </text:span><text:span text:style-name="T15">issue</text:span><text:span text:style-name="T17"> in this repository. But since I do not always monitor to this repository, please contact me via my email or Facebook account.</text:span></text:p>
      <text:p text:style-name="P16">e-mail<text:tab/><text:tab/>: jbdwiyono@gmail.com</text:p>
      <text:p text:style-name="P16">Facebook<text:tab/>: <text:span text:style-name="T9">J</text:span>osef <text:s/><text:span text:style-name="T9">B</text:span>. Dwiyono (jbdwiyono@facebook.com)</text:p>
      <text:p text:style-name="P9"/>
      <text:p text:style-name="P9"/>
      <text:p text:style-name="P9">Hope <text:span text:style-name="T9">this</text:span> useful !</text:p>
      <text:p text:style-name="P9"/>
      <text:p text:style-name="P21">September 27, 2015</text:p>
      <text:p text:style-name="P21"/>
      <text:p text:style-name="P11">Regards,</text:p>
      <text:p text:style-name="P14">JBD</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Calibri" svg:font-family="Calibri" style:font-family-generic="swiss"/>
    <style:font-face style:name="Times New Roman1" svg:font-family="'Times New Roman'"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Mistral" svg:font-family="Mistral"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3399ff" fo:font-style="italic" officeooo:rsid="00179b73" officeooo:paragraph-rsid="000efadd" style:font-style-asian="italic" style:font-style-complex="italic"/>
    </style:style>
    <style:style style:name="MP2" style:family="paragraph" style:parent-style-name="Header">
      <style:paragraph-properties fo:text-align="end" style:justify-single-word="false"/>
      <style:text-properties fo:color="#3399ff" fo:font-style="italic" officeooo:rsid="000efadd" officeooo:paragraph-rsid="000efadd" style:font-style-asian="italic" style:font-style-complex="italic"/>
    </style:style>
    <style:style style:name="MP3" style:family="paragraph" style:parent-style-name="Footer">
      <style:paragraph-properties fo:text-align="center" style:justify-single-word="false"/>
      <style:text-properties fo:font-size="10pt" style:font-size-asian="8.75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y Private KiCAD Library</text:p>
        <text:p text:style-name="MP2">Readme First</text:p>
        <text:p text:style-name="MP1">Introduction</text:p>
      </style:header>
      <style:footer>
        <text:p text:style-name="MP3"><text:page-number text:select-page="current">3</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7T16:36:39.773000000</meta:creation-date>
    <dc:date>2015-10-19T09:22:34.002000000</dc:date>
    <meta:editing-duration>PT1H23M32S</meta:editing-duration>
    <meta:editing-cycles>12</meta:editing-cycles>
    <meta:generator>LibreOffice/4.4.5.2$Windows_x86 LibreOffice_project/a22f674fd25a3b6f45bdebf25400ed2adff0ff99</meta:generator>
    <meta:print-date>2015-10-19T08:55:06.129000000</meta:print-date>
    <meta:document-statistic meta:table-count="0" meta:image-count="0" meta:object-count="0" meta:page-count="3" meta:paragraph-count="45" meta:word-count="480" meta:character-count="2954" meta:non-whitespace-character-count="2456"/>
  </office:meta>
</office:document-meta>
</file>